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511-Comparison" table:style-name="ta1">
        <table:shapes>
          <draw:frame draw:z-index="0" draw:style-name="gr1" draw:text-style-name="P1" svg:width="16.002cm" svg:height="8.991cm" svg:x="17.721cm" svg:y="0.85cm">
            <draw:object draw:notify-on-update-of-ranges="'202511-Comparison'.E2:'202511-Comparison'.E24 '202511-Comparison'.F2:'202511-Comparison'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1" table:default-cell-style-name="ce6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Distro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ubvers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ackages</text:p>
          </table:table-cell>
        </table:table-row>
        <table:table-row table:style-name="ro1">
          <table:table-cell table:number-columns-repeated="2" table:style-name="ce2" office:value-type="string" calcext:value-type="string">
            <text:p>Alpine</text:p>
          </table:table-cell>
          <table:table-cell table:style-name="ce4" office:value-type="string" calcext:value-type="string">
            <text:p>3.22</text:p>
          </table:table-cell>
          <table:table-cell table:style-name="ce2"/>
          <table:table-cell table:style-name="ce2" office:value-type="float" office:value="8.62" calcext:value-type="float">
            <text:p>8,62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DEB</text:p>
          </table:table-cell>
          <table:table-cell table:style-name="ce2" office:value-type="string" calcext:value-type="string">
            <text:p>Debia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lim</text:p>
          </table:table-cell>
          <table:table-cell table:style-name="ce2" office:value-type="float" office:value="81.05" calcext:value-type="float">
            <text:p>81,05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AlmaLinux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inimal</text:p>
          </table:table-cell>
          <table:table-cell table:style-name="ce2" office:value-type="float" office:value="73.06" calcext:value-type="float">
            <text:p>73,06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Debian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float" office:value="123.83" calcext:value-type="float">
            <text:p>123,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Debian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office:value-type="float" office:value="121.37" calcext:value-type="float">
            <text:p>121,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Debian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Slim</text:p>
          </table:table-cell>
          <table:table-cell office:value-type="float" office:value="77.9" calcext:value-type="float">
            <text:p>77,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imal</text:p>
          </table:table-cell>
          <table:table-cell office:value-type="float" office:value="96.38" calcext:value-type="float">
            <text:p>96,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m</text:p>
          </table:table-cell>
          <table:table-cell office:value-type="float" office:value="96.09" calcext:value-type="float">
            <text:p>96,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Ubuntu</text:p>
          </table:table-cell>
          <table:table-cell office:value-type="float" office:value="2404" calcext:value-type="float">
            <text:p>2404</text:p>
          </table:table-cell>
          <table:table-cell table:style-name="ce3"/>
          <table:table-cell office:value-type="float" office:value="80.65" calcext:value-type="float">
            <text:p>80,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AlmaLinu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mal</text:p>
          </table:table-cell>
          <table:table-cell office:value-type="float" office:value="94.18" calcext:value-type="float">
            <text:p>94,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AlmaLinu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imal</text:p>
          </table:table-cell>
          <table:table-cell office:value-type="float" office:value="96.03" calcext:value-type="float">
            <text:p>96,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Debian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lim</text:p>
          </table:table-cell>
          <table:table-cell office:value-type="float" office:value="84.23" calcext:value-type="float">
            <text:p>84,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Debian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office:value-type="float" office:value="129.59" calcext:value-type="float">
            <text:p>129,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m</text:p>
          </table:table-cell>
          <table:table-cell office:value-type="float" office:value="118.36" calcext:value-type="float">
            <text:p>118,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im</text:p>
          </table:table-cell>
          <table:table-cell office:value-type="float" office:value="116.89" calcext:value-type="float">
            <text:p>116,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Ubuntu</text:p>
          </table:table-cell>
          <table:table-cell office:value-type="float" office:value="2204" calcext:value-type="float">
            <text:p>2204</text:p>
          </table:table-cell>
          <table:table-cell table:style-name="ce3"/>
          <table:table-cell office:value-type="float" office:value="80.43" calcext:value-type="float">
            <text:p>80,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im</text:p>
          </table:table-cell>
          <table:table-cell office:value-type="float" office:value="144.66" calcext:value-type="float">
            <text:p>144,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mal</text:p>
          </table:table-cell>
          <table:table-cell office:value-type="float" office:value="128.66" calcext:value-type="float">
            <text:p>128,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mal</text:p>
          </table:table-cell>
          <table:table-cell office:value-type="float" office:value="156.16" calcext:value-type="float">
            <text:p>156,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Fedora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office:value-type="float" office:value="166.48" calcext:value-type="float">
            <text:p>166,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Fedora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office:value-type="float" office:value="170.11" calcext:value-type="float">
            <text:p>170,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AlmaLinu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7.89" calcext:value-type="float">
            <text:p>187,8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office:value-type="float" office:value="241.17" calcext:value-type="float">
            <text:p>241,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Fedora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office:value-type="float" office:value="186.25" calcext:value-type="float">
            <text:p>186,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240.82" calcext:value-type="float">
            <text:p>240,8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ockyLinux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204.25" calcext:value-type="float">
            <text:p>204,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AlmaLinu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5.71" calcext:value-type="float">
            <text:p>195,7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AlmaLinu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4.69" calcext:value-type="float">
            <text:p>194,6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8.5" calcext:value-type="float">
            <text:p>248,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6.27" calcext:value-type="float">
            <text:p>246,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.27" calcext:value-type="float">
            <text:p>270,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OracleLinu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8.43" calcext:value-type="float">
            <text:p>258,43</text:p>
          </table:table-cell>
          <table:table-cell office:value-type="float" office:value="191" calcext:value-type="float">
            <text:p>191</text:p>
          </table:table-cell>
        </table:table-row>
      </table:table>
      <table:named-expressions/>
      <table:database-ranges>
        <table:database-range table:name="__Anonymous_Sheet_DB__0" table:target-range-address="'202511-Comparison'.A1:'202511-Comparison'.F33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1:57:36.114646529</meta:creation-date>
    <dc:date>2025-11-14T22:18:13.888880611</dc:date>
    <meta:editing-duration>PT10M15S</meta:editing-duration>
    <meta:editing-cycles>2</meta:editing-cycles>
    <meta:generator>LibreOffice/25.2.3.2$Linux_X86_64 LibreOffice_project/520$Build-2</meta:generator>
    <meta:document-statistic meta:table-count="1" meta:cell-count="17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3.6cm" svg:y="4.197cm" style:legend-expansion="high" chart:style-name="ch2"/>
        <chart:plot-area chart:style-name="ch3" svg:x="0.32cm" svg:y="0.179cm" svg:width="12.96cm" svg:height="8.634cm">
          <chart:coordinate-region svg:x="1.167cm" svg:y="0.378cm" svg:width="11.813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511-Comparison'.F2:'202511-Comparison'.F24" chart:class="chart:scatter">
            <chart:domain table:cell-range-address="'202511-Comparison'.E2:'202511-Comparison'.E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2">
                <text:p>8.62</text:p>
                <draw:g>
                  <svg:desc>'202511-Comparison'.E2:'202511-Comparison'.E24</svg:desc>
                </draw:g>
              </table:table-cell>
              <table:table-cell office:value-type="float" office:value="16">
                <text:p>16</text:p>
                <draw:g>
                  <svg:desc>'202511-Comparison'.F2:'202511-Comparison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05">
                <text:p>81.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06">
                <text:p>73.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83">
                <text:p>123.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37">
                <text:p>121.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9">
                <text:p>77.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38">
                <text:p>96.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09">
                <text:p>96.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65">
                <text:p>80.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18">
                <text:p>94.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03">
                <text:p>96.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23">
                <text:p>84.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.59">
                <text:p>129.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36">
                <text:p>118.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89">
                <text:p>116.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43">
                <text:p>80.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.66">
                <text:p>144.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.66">
                <text:p>128.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.16">
                <text:p>156.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.48">
                <text:p>166.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.11">
                <text:p>170.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.89">
                <text:p>187.8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.17">
                <text:p>241.17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